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5da" officeooo:paragraph-rsid="001565da"/>
    </style:style>
    <style:style style:name="P2" style:family="paragraph" style:parent-style-name="Standard">
      <style:text-properties officeooo:rsid="0015f851" officeooo:paragraph-rsid="0015f851"/>
    </style:style>
    <style:style style:name="P3" style:family="paragraph" style:parent-style-name="Standard">
      <style:text-properties officeooo:rsid="001655e0" officeooo:paragraph-rsid="001655e0"/>
    </style:style>
    <style:style style:name="P4" style:family="paragraph" style:parent-style-name="Standard">
      <style:text-properties officeooo:rsid="0017a627" officeooo:paragraph-rsid="0017a627"/>
    </style:style>
    <style:style style:name="P5" style:family="paragraph" style:parent-style-name="Standard">
      <style:text-properties officeooo:rsid="001968fe" officeooo:paragraph-rsid="001968fe"/>
    </style:style>
    <style:style style:name="P6" style:family="paragraph" style:parent-style-name="Standard">
      <style:text-properties officeooo:rsid="001a6d4e" officeooo:paragraph-rsid="001a6d4e"/>
    </style:style>
    <style:style style:name="P7" style:family="paragraph" style:parent-style-name="Standard">
      <style:text-properties officeooo:rsid="001ad841" officeooo:paragraph-rsid="001ad841"/>
    </style:style>
    <style:style style:name="P8" style:family="paragraph" style:parent-style-name="Standard">
      <style:text-properties officeooo:rsid="001c9af9" officeooo:paragraph-rsid="001c9af9"/>
    </style:style>
    <style:style style:name="P9" style:family="paragraph" style:parent-style-name="Standard">
      <style:text-properties officeooo:rsid="001dee31" officeooo:paragraph-rsid="001dee31"/>
    </style:style>
    <style:style style:name="P10" style:family="paragraph" style:parent-style-name="Standard">
      <style:text-properties officeooo:rsid="001fb21e" officeooo:paragraph-rsid="001fb21e"/>
    </style:style>
    <style:style style:name="P11" style:family="paragraph" style:parent-style-name="Standard">
      <style:text-properties officeooo:rsid="001fb21e" officeooo:paragraph-rsid="00201fdc"/>
    </style:style>
    <style:style style:name="P12" style:family="paragraph" style:parent-style-name="Standard">
      <style:text-properties officeooo:rsid="00201fdc" officeooo:paragraph-rsid="00201fdc"/>
    </style:style>
    <style:style style:name="P13" style:family="paragraph" style:parent-style-name="Standard">
      <style:text-properties officeooo:rsid="0021446d" officeooo:paragraph-rsid="0021446d"/>
    </style:style>
    <style:style style:name="P14" style:family="paragraph" style:parent-style-name="Standard">
      <style:text-properties officeooo:rsid="001ad841" officeooo:paragraph-rsid="001ad841"/>
    </style:style>
    <style:style style:name="P15" style:family="paragraph" style:parent-style-name="Standard">
      <style:text-properties officeooo:rsid="00249c6d" officeooo:paragraph-rsid="00249c6d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ad841" officeooo:paragraph-rsid="001ad841"/>
    </style:style>
    <style:style style:name="T1" style:family="text">
      <style:text-properties style:text-position="super 58%"/>
    </style:style>
    <style:style style:name="T2" style:family="text">
      <style:text-properties officeooo:rsid="001c9af9"/>
    </style:style>
    <style:style style:name="T3" style:family="text">
      <style:text-properties officeooo:rsid="001fb21e"/>
    </style:style>
    <style:style style:name="T4" style:family="text">
      <style:text-properties officeooo:rsid="00201fdc"/>
    </style:style>
    <style:style style:name="T5" style:family="text">
      <style:text-properties officeooo:rsid="002144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. 3 line 18: “keep the end of the line aligned” -&gt; “keep it aligned” -- optional but preferred</text:p>
      <text:p text:style-name="P10">p. 5, line 23: “mounted on the wing” -&gt; “mounted under the wing”</text:p>
      <text:p text:style-name="P13">p. 5 line 26: “Different lens sizes” -&gt; “Different lens f-numbers”</text:p>
      <text:p text:style-name="P9">p. 6, line 6: change “IV SM” to “IV or V SM” -- <text:span text:style-name="T5">optional but preferred</text:span></text:p>
      <text:p text:style-name="P1">p. 6, line 14, 2<text:span text:style-name="T1">nd</text:span> word from end of <text:s/>line: “are” -&gt; “is”</text:p>
      <text:p text:style-name="P12">p. 14, line 5: “extreme” -&gt; “separated”</text:p>
      <text:p text:style-name="P2">p. 19, line 8: better would be “transitions <text:span text:style-name="T5">from</text:span> Mach 0.67 <text:span text:style-name="T5">to</text:span> Mach 0.73 <text:span text:style-name="T5">and back</text:span>” -- <text:span text:style-name="T5">optional but preferred</text:span></text:p>
      <text:p text:style-name="P3">p. 23, line 13: there should be a period after “Eq. (17)”</text:p>
      <text:p text:style-name="P10">p. 26, line 2: $\alpha$ -&gt; $\alpha_T$, adding subscript T</text:p>
      <text:p text:style-name="P11">p. 2<text:span text:style-name="T4">6</text:span>, line 24: “supports confident integration” -&gt; “enables accurate integration”</text:p>
      <text:p text:style-name="P4">p. 27, line 15: <text:span text:style-name="T3">$</text:span>v_L<text:span text:style-name="T3">$</text:span> -<text:span text:style-name="T3">&gt;</text:span> <text:span text:style-name="T3">$</text:span>v_l<text:span text:style-name="T3">$</text:span></text:p>
      <text:p text:style-name="P4">p. 29, line 13: “focussed” -&gt; “focused” to be consistent with p. 5 line 19 (or both to focussed?)</text:p>
      <text:p text:style-name="P12">p. 33, line 15: “range” -&gt; “departure”</text:p>
      <text:p text:style-name="P5"/>
      <text:p text:style-name="P5"/>
      <text:p text:style-name="P5">Response to remarks:</text:p>
      <text:p text:style-name="P5">TS1: OK</text:p>
      <text:p text:style-name="P6">TS2: OK – thanks</text:p>
      <text:p text:style-name="P6">TS3: insert UTC</text:p>
      <text:p text:style-name="P6">TS4: this should be <text:span text:style-name="T2">$</text:span>c_<text:span text:style-name="T2">{</text:span>vd<text:span text:style-name="T2">}$</text:span> as you suggest; thanks for catching this error</text:p>
      <text:p text:style-name="P8">TS5-8: (last access: 6 March 2014) – <text:span text:style-name="T5">all were checked</text:span></text:p>
      <text:p text:style-name="P4"/>
      <text:p text:style-name="P7">TS1 is a difficult one so I'll explain my perspective and defer to your conventions and recommendation. I see that typesetting changed "d-value" to "$d$ value" throughout the manuscript, and with that convention your typesetting suggestion TS1 would be correct. However, I think the term "d-value" has entered common usage, as suggested by the Glossary of Meteorology of the American Meteorological Society. which lists "d-value" as a defined term with a hyphen and without slanted text for "d."  With this convention, I think "D-value" as in our original manuscript would be correct, and I think most readers would find this the expected and easiest to comprehend usage while "$d$ Value" looks strange to me. But then all occurrences of "$d$ value" would need to be changed back to "d-value." Either way is acceptable to me </text:p>
      <text:p text:style-name="P16"/>
      <text:p text:style-name="P7"/>
      <text:p text:style-name="P15">version 2:</text:p>
      <text:p text:style-name="P15"/>
      <text:p text:style-name="P15">p. 26, line 22: “integratio” -&gt; “integratio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 Cooper</meta:initial-creator>
    <meta:creation-date>2014-03-06T11:19:51.705498454</meta:creation-date>
    <dc:date>2014-03-13T08:44:19.250983309</dc:date>
    <dc:creator>Al Cooper</dc:creator>
    <meta:editing-duration>PT2H34M46S</meta:editing-duration>
    <meta:editing-cycles>5</meta:editing-cycles>
    <meta:generator>LibreOffice/4.1.5.3$Linux_X86_64 LibreOffice_project/410$Build-3</meta:generator>
    <meta:document-statistic meta:table-count="0" meta:image-count="0" meta:object-count="0" meta:page-count="1" meta:paragraph-count="22" meta:word-count="342" meta:character-count="1924" meta:non-whitespace-character-count="1599"/>
  </office:meta>
</office:document-meta>
</file>